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50000000400E0F5A69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901cm"/>
    </style:style>
    <style:style style:name="gr4" style:family="graphic" style:parent-style-name="standard">
      <style:graphic-properties draw:stroke="none" draw:fill="none" fo:min-height="14.805cm"/>
    </style:style>
    <style:style style:name="gr5" style:family="graphic" style:parent-style-name="standard">
      <style:graphic-properties draw:stroke="none" draw:fill="none" fo:min-height="15.644cm"/>
    </style:style>
    <style:style style:name="gr6" style:family="graphic" style:parent-style-name="standard">
      <style:graphic-properties draw:stroke="none" draw:fill="none" fo:min-height="3.071cm"/>
    </style:style>
    <style:style style:name="pr1" style:family="presentation" style:parent-style-name="DebianTalk1-title">
      <style:graphic-properties draw:auto-grow-height="true" fo:min-height="3.506cm"/>
    </style:style>
    <style:style style:name="pr2" style:family="presentation" style:parent-style-name="DebianTalk1-subtitle">
      <style:graphic-properties draw:fill-color="#ffffff" draw:auto-grow-height="true" fo:min-height="12.179cm"/>
    </style:style>
    <style:style style:name="pr3" style:family="presentation" style:parent-style-name="DebianTalk1-notes">
      <style:graphic-properties draw:fill-color="#ffffff" draw:auto-grow-height="true" fo:min-height="13.364cm"/>
    </style:style>
    <style:style style:name="pr4" style:family="presentation" style:parent-style-name="DebianTalk1-title">
      <style:graphic-properties fo:min-height="3.506cm"/>
    </style:style>
    <style:style style:name="pr5" style:family="presentation" style:parent-style-name="DebianTalk1-outline1">
      <style:graphic-properties fo:min-height="11.929cm"/>
    </style:style>
    <style:style style:name="pr6" style:family="presentation" style:parent-style-name="DebianTalk1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start"/>
      <style:text-properties fo:font-family="'Courier New'" style:font-family-generic="modern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3" style:family="paragraph">
      <style:text-properties fo:font-family="'Courier New'" style:font-family-generic="modern" style:font-pitch="fixed" fo:font-size="18pt" style:font-size-asian="18pt" style:font-size-complex="18pt"/>
    </style:style>
    <style:style style:name="P4" style:family="paragraph">
      <style:text-properties fo:font-family="'Courier New'" style:font-family-generic="modern" style:font-pitch="fixed" fo:font-size="40pt" style:font-size-asian="40pt" style:font-size-complex="40pt"/>
    </style:style>
    <style:style style:name="P5" style:family="paragraph">
      <style:text-properties fo:font-family="'Courier New'" style:font-style-name="Regular" style:font-family-generic="modern" style:font-pitch="fixed" fo:font-size="17pt" style:font-size-asian="18pt" style:font-size-complex="18pt"/>
    </style:style>
    <style:style style:name="P6" style:family="paragraph">
      <style:text-properties fo:font-family="'Courier New'" style:font-family-generic="modern" style:font-pitch="fixed" fo:font-size="19pt" style:font-size-asian="19pt" style:font-size-complex="1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text-position="super 58%"/>
    </style:style>
    <style:style style:name="T4" style:family="text">
      <style:text-properties fo:font-family="'Courier New'" style:font-family-generic="modern" style:font-pitch="fixed" fo:font-size="24pt" style:font-size-asian="24pt" style:font-size-complex="24pt"/>
    </style:style>
    <style:style style:name="T5" style:family="text">
      <style:text-properties fo:font-family="'Courier New'" style:font-family-generic="modern" style:font-pitch="fixed" fo:font-size="26pt" style:font-size-asian="26pt" style:font-size-complex="26pt"/>
    </style:style>
    <style:style style:name="T6" style:family="text">
      <style:text-properties fo:font-family="'Courier New'" style:font-family-generic="modern" style:font-pitch="fixed" fo:font-size="30pt" style:font-size-asian="30pt" style:font-size-complex="30pt"/>
    </style:style>
    <style:style style:name="T7" style:family="text">
      <style:text-properties fo:font-family="'Courier New'" style:font-family-generic="modern" style:font-pitch="fixed"/>
    </style:style>
    <style:style style:name="T8" style:family="text">
      <style:text-properties fo:font-family="'Courier New'" style:font-family-generic="modern" style:font-pitch="fixed" fo:font-size="28pt" style:font-size-asian="28pt" style:font-size-complex="28pt"/>
    </style:style>
    <style:style style:name="T9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font-family="'Courier New'" style:font-family-generic="modern" style:font-pitch="fixed" fo:font-size="20pt" style:font-size-asian="20pt" style:font-size-complex="20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'Courier New'" style:font-style-name="Regular" style:font-family-generic="modern" style:font-pitch="fixed" fo:font-size="40pt"/>
    </style:style>
    <style:style style:name="T14" style:family="text">
      <style:text-properties fo:font-family="'Courier New'" style:font-family-generic="modern" style:font-pitch="fixed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bianTalk1" presentation:presentation-page-layout-name="AL1T0">
        <draw:frame presentation:style-name="pr1" draw:layer="layout" svg:width="24cm" svg:height="3.506cm" svg:x="1cm" svg:y="0.837cm" presentation:class="title">
          <draw:text-box>
            <text:p>Creating Debian packages</text:p>
          </draw:text-box>
        </draw:frame>
        <draw:frame presentation:style-name="pr2" draw:layer="layout" svg:width="24cm" svg:height="12.179cm" svg:x="1cm" svg:y="4.914cm" presentation:class="subtitle">
          <draw:text-box>
            <text:p><text:span text:style-name="T1">Alastair Irvine &lt;</text:span><text:span text:style-name="T1"><text:a xlink:href="mailto:alastair@plug.org.au">alastair@plug.org.au</text:a></text:span><text:span text:style-name="T1">&gt;</text:span></text:p>
            <text:p/>
            <text:p>Perth Linux Users' Group</text:p>
            <text:p/>
            <text:p>9 Oct 2018</text:p>
          </draw:text-box>
        </draw:frame>
        <draw:frame draw:style-name="gr1" draw:text-style-name="P1" draw:layer="layout" svg:width="20.2cm" svg:height="1.119cm" svg:x="3cm" svg:y="17.827cm">
          <draw:text-box>
            <text:p><text:span text:style-name="T2"><text:a xlink:href="https://github.com/unixnut/Debian-packages-presentation">https://github.com/unixnut/Debian-packages-presentation</text:a>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rinciples</text:p>
          </draw:text-box>
        </draw:frame>
        <draw:frame presentation:style-name="pr5" draw:layer="layout" svg:width="24cm" svg:height="12.179cm" svg:x="1cm" svg:y="4.914cm" presentation:class="outline" presentation:user-transformed="true">
          <draw:text-box>
            <text:list text:style-name="L3">
              <text:list-item>
                <text:p>Packages are distro- and release-agnostic</text:p>
                <text:list>
                  <text:list-item>
                    <text:p>But your distro needs to be a Debian derivative or built to use .deb files</text:p>
                  </text:list-item>
                </text:list>
              </text:list-item>
              <text:list-item>
                <text:p>Packages know their dependencies</text:p>
              </text:list-item>
              <text:list-item>
                <text:p>Packages can be downloaded and installed (e.g. Chrome)</text:p>
              </text:list-item>
              <text:list-item>
                <text:p>They are typically sourced from an archive, which is a remote repository run by the distro or a 3<text:span text:style-name="T3">rd</text:span> party</text:p>
              </text:list-item>
              <text:list-item>
                <text:p>They obey the Filesystem Hierachy Standard</text:p>
              </text:list-item>
              <text:list-item>
                <text:p>Source packages and binary packages are both produced by the build process, to allow for FO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Package format</text:p>
          </draw:text-box>
        </draw:frame>
        <draw:frame presentation:style-name="pr5" draw:layer="layout" svg:width="24cm" svg:height="14.286cm" svg:x="1cm" svg:y="4.914cm" presentation:class="outline" presentation:user-transformed="true">
          <draw:text-box>
            <text:list text:style-name="L3">
              <text:list-item>
                <text:p>A binary package is equivalent to multiple archive files</text:p>
              </text:list-item>
              <text:list-item>
                <text:p>Metadata</text:p>
              </text:list-item>
              <text:list-item>
                <text:p>Files to install</text:p>
                <text:list>
                  <text:list-item>
                    <text:p>Typically under<text:span text:style-name="T4"> /usr/bin</text:span>, <text:span text:style-name="T4">/usr/lib</text:span>,<text:span text:style-name="T4"> /usr/share/doc</text:span> and<text:span text:style-name="T4"> /etc</text:span></text:p>
                  </text:list-item>
                  <text:list-item>
                    <text:p>These are tracked, so they can be removed on uninstall</text:p>
                  </text:list-item>
                </text:list>
              </text:list-item>
              <text:list-item>
                <text:p>Debscripts</text:p>
                <text:list>
                  <text:list-item>
                    <text:p>Pre-install</text:p>
                  </text:list-item>
                  <text:list-item>
                    <text:p>Post-install</text:p>
                  </text:list-item>
                  <text:list-item>
                    <text:p>Pre-remove</text:p>
                  </text:list-item>
                  <text:list-item>
                    <text:p>Post-rem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bianTalk1" presentation:presentation-page-layout-name="AL2T1">
        <draw:frame presentation:style-name="pr4" draw:layer="layout" svg:width="24cm" svg:height="3.506cm" svg:x="1cm" svg:y="0.837cm" presentation:class="title" presentation:user-transformed="true">
          <draw:text-box>
            <text:p>More Debian package concepts</text:p>
          </draw:text-box>
        </draw:frame>
        <draw:frame presentation:style-name="pr5" draw:layer="layout" svg:width="24cm" svg:height="14.486cm" svg:x="1cm" svg:y="4.914cm" presentation:class="outline" presentation:user-transformed="true">
          <draw:text-box>
            <text:list text:style-name="L3">
              <text:list-item>
                <text:p>Patches (Quilt)</text:p>
              </text:list-item>
              <text:list-item>
                <text:p>Package signing</text:p>
              </text:list-item>
              <text:list-item>
                <text:p>Source Packages</text:p>
                <text:list>
                  <text:list-item>
                    <text:p>Old -- upstream tarball + diff</text:p>
                  </text:list-item>
                  <text:list-item>
                    <text:p>New -- upstream tarball + Debian tarball</text:p>
                  </text:list-item>
                  <text:list-item>
                    <text:p>Native -- upstream tarball with <text:span text:style-name="T5">debian</text:span> subdirectory</text:p>
                  </text:list-item>
                </text:list>
              </text:list-item>
              <text:list-item>
                <text:p>.dsc file</text:p>
              </text:list-item>
              <text:list-item>
                <text:p>Use <text:span text:style-name="T6">dpkg-source</text:span></text:p>
                <text:list>
                  <text:list-item>
                    <text:p>run automatically by <text:span text:style-name="T7">apt-get sour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bianTalk1" presentation:presentation-page-layout-name="AL2T1">
        <draw:frame presentation:style-name="pr4" draw:layer="layout" svg:width="24cm" svg:height="3.506cm" svg:x="1cm" svg:y="0.837cm" presentation:class="title" presentation:user-transformed="true">
          <draw:text-box>
            <text:p>Creating .deb files (1)</text:p>
          </draw:text-box>
        </draw:frame>
        <draw:frame presentation:style-name="pr5" draw:layer="layout" svg:width="24cm" svg:height="12.179cm" svg:x="1cm" svg:y="4.914cm" presentation:class="outline">
          <draw:text-box>
            <text:list text:style-name="L3">
              <text:list-item>
                <text:p>Upstream files and directories</text:p>
              </text:list-item>
              <text:list-item>
                <text:p><text:span text:style-name="T8">debian</text:span> subdirectory</text:p>
                <text:list>
                  <text:list-item>
                    <text:p>Debian changelog</text:p>
                  </text:list-item>
                  <text:list-item>
                    <text:p>control</text:p>
                  </text:list-item>
                  <text:list-item>
                    <text:p>rules</text:p>
                  </text:list-item>
                  <text:list-item>
                    <text:p>compat</text:p>
                  </text:list-item>
                  <text:list-item>
                    <text:p>copyrig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bianTalk1" presentation:presentation-page-layout-name="AL2T1">
        <draw:frame presentation:style-name="pr4" draw:layer="layout" svg:width="24cm" svg:height="3.506cm" svg:x="1cm" svg:y="0.837cm" presentation:class="title" presentation:user-transformed="true">
          <draw:text-box>
            <text:p>Creating .deb files (2)</text:p>
          </draw:text-box>
        </draw:frame>
        <draw:frame presentation:style-name="pr5" draw:layer="layout" svg:width="24cm" svg:height="14.886cm" svg:x="1cm" svg:y="4.914cm" presentation:class="outline" presentation:user-transformed="true">
          <draw:text-box>
            <text:list text:style-name="L3">
              <text:list-item>
                <text:p>Debhelper</text:p>
                <text:list>
                  <text:list-item>
                    <text:p>Automatic inclusions</text:p>
                    <text:list>
                      <text:list-item>
                        <text:p><text:span text:style-name="T7">dh_installdirs</text:span> uses <text:span text:style-name="T9">pkg</text:span><text:span text:style-name="T7">.dirs</text:span></text:p>
                      </text:list-item>
                      <text:list-item>
                        <text:p><text:span text:style-name="T7">dh_installman</text:span> uses <text:span text:style-name="T9">pkg</text:span><text:span text:style-name="T7">.manpages</text:span></text:p>
                      </text:list-item>
                      <text:list-item>
                        <text:p>etc.</text:p>
                      </text:list-item>
                    </text:list>
                  </text:list-item>
                </text:list>
              </text:list-item>
              <text:list-item>
                <text:p>Preparation</text:p>
                <text:list>
                  <text:list-item>
                    <text:p><text:span text:style-name="T10">sudo apt-get install build-essential</text:span></text:p>
                  </text:list-item>
                </text:list>
              </text:list-item>
              <text:list-item>
                <text:p>Build process</text:p>
                <text:list>
                  <text:list-item>
                    <text:p><text:span text:style-name="T10">dpkg-buildpackage -b -u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bianTalk1" presentation:presentation-page-layout-name="AL2T1">
        <draw:frame presentation:style-name="pr4" draw:layer="layout" svg:width="24cm" svg:height="3.506cm" svg:x="1cm" svg:y="0.837cm" presentation:class="title" presentation:user-transformed="true">
          <draw:text-box>
            <text:p>Creating .deb files (3)</text:p>
          </draw:text-box>
        </draw:frame>
        <draw:frame presentation:style-name="pr5" draw:layer="layout" svg:width="24cm" svg:height="12.179cm" svg:x="1cm" svg:y="4.914cm" presentation:class="outline">
          <draw:text-box>
            <text:list text:style-name="L3">
              <text:list-item>
                <text:p>Minimal rules file:</text:p>
              </text:list-item>
            </text:list>
          </draw:text-box>
        </draw:frame>
        <draw:frame draw:style-name="gr3" draw:text-style-name="P2" draw:layer="layout" svg:width="23.614cm" svg:height="13.151cm" svg:x="0.986cm" svg:y="6.649cm">
          <draw:text-box>
            <text:p text:style-name="P2"><text:span text:style-name="T11">#!/usr/bin/make -f</text:span></text:p>
            <text:p text:style-name="P2"><text:span text:style-name="T11"/></text:p>
            <text:p text:style-name="P2"><text:span text:style-name="T11">%:</text:span></text:p>
            <text:p text:style-name="P2"><text:span text:style-name="T11"><text:s text:c="8"/></text:span><text:span text:style-name="T11">dh $@</text:span></text:p>
            <text:p text:style-name="P2"><text:span text:style-name="T11"/></text:p>
            <text:p text:style-name="P2"><text:span text:style-name="T11">override_dh_strip:</text:span></text:p>
            <text:p text:style-name="P2"><text:span text:style-name="T11"><text:s text:c="8"/></text:span><text:span text:style-name="T11">dh_strip -Xfoo</text:span></text:p>
            <text:p text:style-name="P2"><text:span text:style-name="T11"/></text:p>
            <text:p text:style-name="P2"><text:span text:style-name="T11">override_dh_auto_configure:</text:span></text:p>
            <text:p text:style-name="P2"><text:span text:style-name="T11"><text:s text:c="8"/></text:span><text:span text:style-name="T11">dh_auto_configure -- --with-foo --disable-bar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Debian changelog</text:p>
          </draw:text-box>
        </draw:frame>
        <draw:frame presentation:style-name="pr5" draw:layer="layout" svg:width="24cm" svg:height="12.179cm" svg:x="1cm" svg:y="4.914cm" presentation:class="outline">
          <draw:text-box>
            <text:list text:style-name="L3">
              <text:list-item>
                <text:p>References source package</text:p>
              </text:list-item>
              <text:list-item>
                <text:p>Describes patches and build changes</text:p>
              </text:list-item>
              <text:list-item>
                <text:p>First entry specifies package version</text:p>
                <text:list>
                  <text:list-item>
                    <text:p>Must include a build number (-<text:span text:style-name="T12">n</text:span>)</text:p>
                  </text:list-item>
                </text:list>
              </text:list-item>
              <text:list-item>
                <text:p>Has a defined format</text:p>
              </text:list-item>
              <text:list-item>
                <text:p>Use the <text:span text:style-name="T6">dch</text:span> tool to create/add changesets</text:p>
                <text:list>
                  <text:list-item>
                    <text:p>This is optional, but saves time and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bianTalk1" presentation:presentation-page-layout-name="AL3T19">
        <office:forms form:automatic-focus="false" form:apply-design-mode="false"/>
        <draw:frame draw:style-name="gr4" draw:text-style-name="P3" draw:layer="layout" svg:width="23.6cm" svg:height="15.055cm" svg:x="1.4cm" svg:y="4.145cm">
          <draw:text-box>
            <text:p text:style-name="P3"><text:span text:style-name="T7">backupninja (0.9.8.1-1) unstable; urgency=low</text:span></text:p>
            <text:p text:style-name="P3"><text:span text:style-name="T7"/></text:p>
            <text:p text:style-name="P3"><text:span text:style-name="T7"><text:s text:c="2"/></text:span><text:span text:style-name="T7">* Do not error out when no job is configured. Thanks to Jordi Mallach</text:span></text:p>
            <text:p text:style-name="P3"><text:span text:style-name="T7"><text:s text:c="4"/></text:span><text:span text:style-name="T7">&lt;jordi@debian.org&gt; for the patch (Closes: #597684)</text:span></text:p>
            <text:p text:style-name="P3"><text:span text:style-name="T7"><text:s text:c="2"/></text:span><text:span text:style-name="T7">* Fix vgcfgbackup support for Debian in sys handler</text:span></text:p>
            <text:p text:style-name="P3"><text:span text:style-name="T7"/></text:p>
            <text:p text:style-name="P3"><text:span text:style-name="T7"><text:s/></text:span><text:span text:style-name="T7">-- Micah Anderson &lt;micah@riseup.net&gt; <text:s/>Sun, 31 Oct 2010 16:48:44 -0400</text:span></text:p>
            <text:p text:style-name="P3"><text:span text:style-name="T7"/></text:p>
            <text:p text:style-name="P3"><text:span text:style-name="T7">backupninja (0.9.8-2) unstable; urgency=low</text:span></text:p>
            <text:p text:style-name="P3"><text:span text:style-name="T7"/></text:p>
            <text:p text:style-name="P3"><text:span text:style-name="T7"><text:s text:c="2"/></text:span><text:span text:style-name="T7">* Custom build</text:span></text:p>
            <text:p text:style-name="P3"><text:span text:style-name="T7"/></text:p>
            <text:p text:style-name="P3"><text:span text:style-name="T7"><text:s/></text:span><text:span text:style-name="T7">-- Alastair Irvine &lt;alastair@plug.org.au&gt; <text:s/>Tue, 09 Oct 2018 16:05:51 +0800</text:span></text:p>
            <text:p text:style-name="P3"><text:span text:style-name="T7"/></text:p>
            <text:p text:style-name="P3"><text:span text:style-name="T7">backupninja (0.9.8-1) unstable; urgency=low</text:span></text:p>
            <text:p text:style-name="P3"><text:span text:style-name="T7"/></text:p>
            <text:p text:style-name="P3"><text:span text:style-name="T7"><text:s text:c="2"/></text:span><text:span text:style-name="T7">* Bump Standards version: no changes</text:span></text:p>
          </draw:text-box>
        </draw:frame>
        <draw:frame presentation:style-name="pr4" draw:layer="layout" svg:width="24cm" svg:height="3.506cm" svg:x="1cm" svg:y="0.837cm" presentation:class="title">
          <draw:text-box>
            <text:p>Start of <text:span text:style-name="T13">debian/changelog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bianTalk1" presentation:presentation-page-layout-name="AL3T19">
        <draw:frame presentation:style-name="pr4" draw:text-style-name="P4" draw:layer="layout" svg:width="24cm" svg:height="3.506cm" svg:x="1cm" svg:y="0.837cm" presentation:class="title">
          <draw:text-box>
            <text:p text:style-name="P4"><text:span text:style-name="T14">debian/control</text:span></text:p>
          </draw:text-box>
        </draw:frame>
        <draw:frame draw:style-name="gr5" draw:text-style-name="P5" draw:layer="layout" svg:width="24.261cm" svg:height="15.894cm" svg:x="0.939cm" svg:y="3.6cm">
          <draw:text-box>
            <text:p text:style-name="P5">Source: backupninja</text:p>
            <text:p text:style-name="P5">Section: admin</text:p>
            <text:p text:style-name="P5">Priority: optional</text:p>
            <text:p text:style-name="P5">Maintainer: Micah Anderson &lt;micah@riseup.net&gt;</text:p>
            <text:p text:style-name="P5">Build-Depends: debhelper (&gt;= 5.0.0), autoconf, automake</text:p>
            <text:p text:style-name="P5">Build-Conflicts: autoconf2.13</text:p>
            <text:p text:style-name="P5">Standards-Version: 3.9.1 </text:p>
            <text:p text:style-name="P5">Homepage: https://labs.riseup.net/code/projects/show/backupninja</text:p>
            <text:p text:style-name="P5">Vcs-Git: git://labs.riseup.net/backupninja.git</text:p>
            <text:p text:style-name="P5"/>
            <text:p text:style-name="P5">Package: backupninja</text:p>
            <text:p text:style-name="P5">Architecture: all</text:p>
            <text:p text:style-name="P5">Depends: gawk | mawk, dialog, bash (&gt;=2.05b-26), bsd-mailx | mailx | mailutils, ${misc:Depends}</text:p>
            <text:p text:style-name="P5">Suggests: rdiff-backup, hwinfo, genisoimage, wodim, cdrdao, dvd+rw-tools, debconf-utils, mdadm</text:p>
            <text:p text:style-name="P5">Description: lightweight, extensible meta-backup system</text:p>
            <text:p text:style-name="P5"><text:s/>Backupninja lets you drop simple config files in /etc/backup.d to</text:p>
            <text:p text:style-name="P5"><text:s/>coordinate system backups. Backupninja is a master of many arts,</text:p>
            <text:p text:style-name="P5">[...]</text:p>
            <text:p text:style-name="P5"><text:s/>lost data.</text:p>
            <text:p text:style-name="P5"><text:s/>.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bianTalk1" presentation:presentation-page-layout-name="AL2T1">
        <office:forms form:automatic-focus="false" form:apply-design-mode="false"/>
        <draw:frame presentation:style-name="pr4" draw:layer="layout" svg:width="24cm" svg:height="3.506cm" svg:x="1cm" svg:y="0.837cm" presentation:class="title" presentation:user-transformed="true">
          <draw:text-box>
            <text:p>Archives</text:p>
          </draw:text-box>
        </draw:frame>
        <draw:frame presentation:style-name="pr5" draw:layer="layout" svg:width="24cm" svg:height="11.286cm" svg:x="1.048cm" svg:y="4.193cm" presentation:class="outline" presentation:user-transformed="true">
          <draw:text-box>
            <text:list text:style-name="L3">
              <text:list-item>
                <text:p>These are listed in <text:span text:style-name="T8">/etc/apt/sources.list</text:span> and <text:span text:style-name="T8">/etc/apt/sources.list.d/*</text:span></text:p>
              </text:list-item>
              <text:list-item>
                <text:p>Binary and source packages have separate archives</text:p>
              </text:list-item>
              <text:list-item>
                <text:p>Each line includes:</text:p>
                <text:list>
                  <text:list-item>
                    <text:p>type</text:p>
                  </text:list-item>
                  <text:list-item>
                    <text:p>base URL</text:p>
                  </text:list-item>
                  <text:list-item>
                    <text:p>release name</text:p>
                  </text:list-item>
                  <text:list-item>
                    <text:p>components</text:p>
                  </text:list-item>
                </text:list>
              </text:list-item>
              <text:list-item>
                <text:p>E.g.:</text:p>
              </text:list-item>
            </text:list>
          </draw:text-box>
        </draw:frame>
        <draw:frame draw:style-name="gr6" draw:text-style-name="P6" draw:layer="layout" svg:width="25cm" svg:height="3.321cm" svg:x="0.808cm" svg:y="15.959cm">
          <draw:text-box>
            <text:p text:style-name="P6">deb http://ftp.au.debian.org/debian/ stretch main contrib</text:p>
            <text:p text:style-name="P6">deb-src http://ftp.au.debian.org/debian stretch main contrib</text:p>
            <text:p text:style-name="P6">deb http://security.debian.org/ stretch/updates main contrib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bianTalk1" presentation:presentation-page-layout-name="AL2T1">
        <draw:frame presentation:style-name="pr4" draw:layer="layout" svg:width="24cm" svg:height="3.506cm" svg:x="1cm" svg:y="0.837cm" presentation:class="title">
          <draw:text-box>
            <text:p>Conclusion</text:p>
          </draw:text-box>
        </draw:frame>
        <draw:frame presentation:style-name="pr5" draw:layer="layout" svg:width="24cm" svg:height="12.179cm" svg:x="1cm" svg:y="4.914cm" presentation:class="outline">
          <draw:text-box>
            <text:list text:style-name="L3">
              <text:list-item>
                <text:p>https://www.debian.org/doc/manuals/debian-reference/ch02.en.html</text:p>
              </text:list-item>
              <text:list-item>
                <text:p>https://wiki.debian.org/Packaging</text:p>
              </text:list-item>
              <text:list-item>
                <text:p>https://github.com/unixnut/Debian-packages-presentation</text:p>
              </text:list-item>
              <text:list-item>
                <text:p>Any question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bianTalk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bianTalk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bianTalk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bianTalk1-outline1" style:family="presentation">
      <style:graphic-properties draw:stroke="none" draw:fill="none" draw:auto-grow-height="false" draw:fit-to-size="shrink-to-fit">
        <text:list-style style:name="DebianTal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outline2" style:family="presentation" style:parent-style-name="DebianTalk1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bianTalk1-outline3" style:family="presentation" style:parent-style-name="DebianTalk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bianTalk1-outline4" style:family="presentation" style:parent-style-name="DebianTalk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bianTalk1-outline5" style:family="presentation" style:parent-style-name="DebianTalk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6" style:family="presentation" style:parent-style-name="DebianTalk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7" style:family="presentation" style:parent-style-name="DebianTalk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8" style:family="presentation" style:parent-style-name="DebianTalk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outline9" style:family="presentation" style:parent-style-name="DebianTalk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bianTalk1-subtitle" style:family="presentation">
      <style:graphic-properties draw:stroke="none" draw:fill="none" draw:textarea-vertical-align="middle">
        <text:list-style style:name="DebianTalk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bianTalk1-title" style:family="presentation">
      <style:graphic-properties draw:stroke="none" draw:fill="none" draw:textarea-vertical-align="middle">
        <text:list-style style:name="DebianTalk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bianTalk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bianTalk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bianTalk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bianTalk1" style:page-layout-name="PM1" draw:style-name="Mdp2">
      <draw:frame presentation:style-name="DebianTalk1-title" draw:layer="backgroundobjects" svg:width="24cm" svg:height="3.506cm" svg:x="1cm" svg:y="0.837cm" presentation:class="title" presentation:placeholder="true">
        <draw:text-box/>
      </draw:frame>
      <draw:frame presentation:style-name="DebianTalk1-outline1" draw:layer="backgroundobjects" svg:width="24cm" svg:height="12.179cm" svg:x="1cm" svg:y="4.914cm" presentation:class="outline" presentation:placeholder="true">
        <draw:text-box/>
      </draw:frame>
      <draw:frame presentation:style-name="Mpr4" draw:text-style-name="MP1" draw:layer="backgroundobjects" svg:width="6.523cm" svg:height="0.869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0.869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4.925cm" svg:height="0.869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bianTalk1-title" draw:layer="backgroundobjects" svg:width="14.848cm" svg:height="11.135cm" svg:x="3.075cm" svg:y="2.257cm" presentation:class="page"/>
        <draw:frame presentation:style-name="DebianTalk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astair Irvine</meta:initial-creator>
    <meta:creation-date>2018-10-08T14:51:56</meta:creation-date>
    <dc:date>2018-10-09T16:42:32</dc:date>
    <dc:creator>Alastair Irvine</dc:creator>
    <meta:editing-duration>P1DT1H34M11S</meta:editing-duration>
    <meta:editing-cycles>8</meta:editing-cycles>
    <meta:generator>LibreOffice/3.5$Linux_x86 LibreOffice_project/350m1$Build-2</meta:generator>
    <meta:document-statistic meta:object-count="83"/>
    <meta:user-defined meta:name="Info 1"/>
    <meta:user-defined meta:name="Info 2"/>
    <meta:user-defined meta:name="Info 3"/>
    <meta:user-defined meta:name="Info 4"/>
  </office:meta>
</office:document-meta>
</file>